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/>
          <table:table-cell table:style-name="ce0" office:value-type="string">
            <text:p>Dābu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/>
          <table:table-cell table:style-name="ce0" office:value-type="string">
            <text:p>↑：Mt. Mahai ・ Jakla Forest
→：Dābu Cavern
↓：Zazābu ・ Dono ・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/>
          <table:table-cell table:style-name="ce0" office:value-type="string">
            <text:p>When you're up against many enemies at
once, there's a trick to the order in which you
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/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 office:value-type="string">
            <text:p>Is it true that the bandit gang have been
destroyed?!</text:p>
          </table:table-cell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/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/>
          <table:table-cell table:style-name="ce0" office:value-type="string">
            <text:p>The enemy's name window shows not only
their 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/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/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 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